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5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dash" draw:stroke-dash="Dashed_20__28_var_29_" svg:stroke-width="0.2cm" svg:stroke-color="#333333" draw:marker-start-width="0.5cm" draw:marker-end-width="0.5cm" draw:fill="solid" draw:fill-color="#dc2300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dash" draw:stroke-dash="Dashed_20__28_var_29_" svg:stroke-width="0.2cm" svg:stroke-color="#333333" draw:marker-start-width="0.5cm" draw:marker-end="Arrow" draw:marker-end-width="0.6cm" draw:fill="solid" draw:fill-color="#dc2300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dash" draw:stroke-dash="Dashed_20__28_var_29_" svg:stroke-width="0.2cm" svg:stroke-color="#333333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Dashed_20__28_var_29_" svg:stroke-width="0.1cm" svg:stroke-color="#3333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1.5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/>
    </style:style>
    <style:style style:name="T4" style:family="text">
      <style:text-properties fo:font-size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7.2cm" svg:height="15cm" svg:x="5.3cm" svg:y="1.8cm">
          <text:p text:style-name="P1"><text:span text:style-name="T1">INGRESS</text:span></text:p>
          <text:p text:style-name="P1"><text:span text:style-name="T1">PROCESSING</text:span></text:p>
          <text:p text:style-name="P1"><text:span text:style-name="T1">PAT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4.45cm" svg:y1="3.745cm" svg:x2="7.5cm" svg:y2="3.749cm" draw:start-shape="id1" draw:start-glue-point="1" draw:end-shape="id2" draw:end-glue-point="5" svg:d="m4450 3745 3050 4">
          <text:p text:style-name="P6"/>
        </draw:connector>
        <draw:custom-shape draw:style-name="gr3" draw:text-style-name="P3" draw:layer="layout" svg:width="22cm" svg:height="16cm" svg:x="4cm" svg:y="1.3cm">
          <text:p text:style-name="P6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cm" svg:height="1.5cm" draw:transform="rotate (1.5707963267946) translate (2.4cm 11.4cm)">
          <draw:text-box>
            <text:p text:style-name="P1"><text:span text:style-name="T2">INPUTS</text:span></text:p>
          </draw:text-box>
        </draw:frame>
        <draw:frame draw:style-name="gr4" draw:text-style-name="P4" draw:layer="layout" svg:width="5cm" svg:height="1.5cm" draw:transform="rotate (1.5707963267946) translate (26.2cm 11.4cm)">
          <draw:text-box>
            <text:p text:style-name="P1"><text:span text:style-name="T2">OUTPUTS</text:span></text:p>
          </draw:text-box>
        </draw:frame>
        <draw:custom-shape draw:style-name="gr5" draw:text-style-name="P3" draw:layer="layout" svg:width="4cm" svg:height="15cm" svg:x="13cm" svg:y="1.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cm" svg:height="1.5cm" draw:transform="rotate (1.5707963267946) translate (14.1cm 12cm)">
          <draw:text-box>
            <text:p text:style-name="P1"><text:span text:style-name="T2">MEMORY</text:span></text:p>
          </draw:text-box>
        </draw:frame>
        <draw:custom-shape draw:style-name="gr6" draw:text-style-name="P3" draw:id="id6" draw:layer="layout" svg:width="2.5cm" svg:height="1cm" svg:x="13.7cm" svg:y="5.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3" draw:id="id5" draw:layer="layout" svg:width="2.5cm" svg:height="1cm" svg:x="13.7cm" svg:y="2.6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cm" svg:height="15cm" svg:x="17.5cm" svg:y="1.8cm">
          <text:p text:style-name="P1"><text:span text:style-name="T1">EGRESS</text:span></text:p>
          <text:p text:style-name="P1"><text:span text:style-name="T1">PROCESSING</text:span></text:p>
          <text:p text:style-name="P1"><text:span text:style-name="T1">PAT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1" draw:layer="layout" svg:width="0.75cm" svg:height="0.75cm" svg:x="3.7cm" svg:y="3.37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id="id13" draw:layer="layout" svg:width="0.75cm" svg:height="0.75cm" svg:x="25.55cm" svg:y="3.37cm">
          <text:p text:style-name="P1"><text:span text:style-name="T3">1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5" draw:id="id3" draw:layer="layout" svg:width="0.75cm" svg:height="0.75cm" svg:x="3.7cm" svg:y="6.27cm">
          <text:p text:style-name="P1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id="id15" draw:layer="layout" svg:width="0.75cm" svg:height="0.75cm" svg:x="25.55cm" svg:y="6.27cm">
          <text:p text:style-name="P1"><text:span text:style-name="T3">2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5" draw:id="id8" draw:layer="layout" svg:width="0.75cm" svg:height="0.75cm" svg:x="3.7cm" svg:y="11.57cm">
          <text:p text:style-name="P1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id="id17" draw:layer="layout" svg:width="0.75cm" svg:height="0.75cm" svg:x="25.55cm" svg:y="11.57cm">
          <text:p text:style-name="P1"><text:span text:style-name="T3">3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5" draw:id="id10" draw:layer="layout" svg:width="0.75cm" svg:height="0.75cm" svg:x="3.7cm" svg:y="14.47cm">
          <text:p text:style-name="P1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id="id24" draw:layer="layout" svg:width="0.75cm" svg:height="0.75cm" svg:x="25.55cm" svg:y="14.47cm">
          <text:p text:style-name="P1"><text:span text:style-name="T3">4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3" draw:layer="layout" draw:type="line" svg:x1="4.45cm" svg:y1="6.645cm" svg:x2="11.831cm" svg:y2="6.648cm" draw:start-shape="id3" draw:start-glue-point="1" draw:end-shape="id4" draw:end-glue-point="3" svg:d="m4450 6645 7381 3">
          <text:p text:style-name="P6"/>
        </draw:connector>
        <draw:connector draw:style-name="gr2" draw:text-style-name="P3" draw:id="id7" draw:layer="layout" draw:type="line" svg:x1="11.249cm" svg:y1="3.749cm" svg:x2="13.7cm" svg:y2="3.1cm" draw:end-shape="id5" draw:end-glue-point="3" svg:d="m11249 3749 2451-649">
          <text:p text:style-name="P6"/>
        </draw:connector>
        <draw:connector draw:style-name="gr2" draw:text-style-name="P3" draw:layer="layout" draw:type="line" svg:x1="13.7cm" svg:y1="6.2cm" svg:x2="11.249cm" svg:y2="3.749cm" draw:start-shape="id6" draw:start-glue-point="3" draw:end-shape="id7" draw:end-glue-point="2" svg:d="m13700 6200-2451-2451">
          <text:p text:style-name="P6"/>
        </draw:connector>
        <draw:connector draw:style-name="gr2" draw:text-style-name="P3" draw:id="id4" draw:layer="layout" draw:type="line" svg:x1="13.7cm" svg:y1="4.6cm" svg:x2="11.831cm" svg:y2="6.648cm" svg:d="m13700 4600-1869 2048">
          <text:p text:style-name="P6"/>
        </draw:connector>
        <draw:connector draw:style-name="gr2" draw:text-style-name="P3" draw:layer="layout" draw:type="line" svg:x1="4.45cm" svg:y1="11.945cm" svg:x2="11.831cm" svg:y2="11.948cm" draw:start-shape="id8" draw:start-glue-point="1" draw:end-shape="id9" draw:end-glue-point="2" svg:d="m4450 11945 7381 3">
          <text:p text:style-name="P6"/>
        </draw:connector>
        <draw:connector draw:style-name="gr2" draw:text-style-name="P3" draw:id="id9" draw:layer="layout" draw:type="line" svg:x1="11.831cm" svg:y1="11.948cm" svg:x2="13.7cm" svg:y2="12.6cm" svg:d="m11831 11948 1869 652">
          <text:p text:style-name="P6"/>
        </draw:connector>
        <draw:connector draw:style-name="gr2" draw:text-style-name="P3" draw:layer="layout" draw:type="line" svg:x1="4.45cm" svg:y1="14.845cm" svg:x2="9.499cm" svg:y2="14.799cm" draw:start-shape="id10" draw:start-glue-point="1" draw:end-shape="id11" draw:end-glue-point="7" svg:d="m4450 14845 5049-46">
          <text:p text:style-name="P6"/>
        </draw:connector>
        <draw:connector draw:style-name="gr2" draw:text-style-name="P3" draw:id="id27" draw:layer="layout" draw:type="line" svg:x1="9.499cm" svg:y1="14.799cm" svg:x2="13.7cm" svg:y2="14.2cm" draw:start-shape="id11" draw:start-glue-point="7" svg:d="m9499 14799 4201-599">
          <text:p text:style-name="P6"/>
        </draw:connector>
        <draw:connector draw:style-name="gr2" draw:text-style-name="P3" draw:id="id28" draw:layer="layout" draw:type="line" svg:x1="13.7cm" svg:y1="15.9cm" svg:x2="9.499cm" svg:y2="14.799cm" draw:end-shape="id11" draw:end-glue-point="7" svg:d="m13700 15900-4201-1101">
          <text:p text:style-name="P6"/>
        </draw:connector>
        <draw:connector draw:style-name="gr2" draw:text-style-name="P3" draw:id="id12" draw:layer="layout" draw:type="line" svg:x1="18.067cm" svg:y1="3.748cm" svg:x2="16.2cm" svg:y2="4.6cm" svg:d="m18067 3748-1867 852">
          <text:p text:style-name="P6"/>
        </draw:connector>
        <draw:connector draw:style-name="gr2" draw:text-style-name="P3" draw:layer="layout" draw:type="line" svg:x1="16.2cm" svg:y1="6.2cm" svg:x2="18.067cm" svg:y2="11.948cm" draw:start-shape="id6" draw:start-glue-point="1" svg:d="m16200 6200 1867 5748">
          <text:p text:style-name="P6"/>
        </draw:connector>
        <draw:connector draw:style-name="gr2" draw:text-style-name="P3" draw:layer="layout" draw:type="line" svg:x1="16.2cm" svg:y1="3.1cm" svg:x2="18.067cm" svg:y2="6.648cm" draw:start-shape="id5" draw:start-glue-point="1" svg:d="m16200 3100 1867 3548">
          <text:p text:style-name="P6"/>
        </draw:connector>
        <draw:connector draw:style-name="gr2" draw:text-style-name="P3" draw:id="id18" draw:layer="layout" draw:type="line" svg:x1="16.2cm" svg:y1="12.6cm" svg:x2="18.067cm" svg:y2="14.848cm" svg:d="m16200 12600 1867 2248">
          <text:p text:style-name="P6"/>
        </draw:connector>
        <draw:connector draw:style-name="gr2" draw:text-style-name="P3" draw:id="id14" draw:layer="layout" draw:type="line" svg:x1="16.2cm" svg:y1="14.2cm" svg:x2="18.067cm" svg:y2="6.648cm" svg:d="m16200 14200 1867-7552">
          <text:p text:style-name="P6"/>
        </draw:connector>
        <draw:connector draw:style-name="gr2" draw:text-style-name="P3" draw:id="id16" draw:layer="layout" draw:type="line" svg:x1="16.2cm" svg:y1="15.9cm" svg:x2="18.067cm" svg:y2="11.948cm" svg:d="m16200 15900 1867-3952">
          <text:p text:style-name="P6"/>
        </draw:connector>
        <draw:connector draw:style-name="gr2" draw:text-style-name="P3" draw:layer="layout" draw:type="line" svg:x1="18.067cm" svg:y1="3.748cm" svg:x2="25.55cm" svg:y2="3.745cm" draw:start-shape="id12" draw:start-glue-point="2" draw:end-shape="id13" draw:end-glue-point="3" svg:d="m18067 3748 7483-3">
          <text:p text:style-name="P6"/>
        </draw:connector>
        <draw:connector draw:style-name="gr2" draw:text-style-name="P3" draw:layer="layout" draw:type="line" svg:x1="18.067cm" svg:y1="6.648cm" svg:x2="25.55cm" svg:y2="6.645cm" draw:start-shape="id14" draw:start-glue-point="3" draw:end-shape="id15" draw:end-glue-point="3" svg:d="m18067 6648 7483-3">
          <text:p text:style-name="P6"/>
        </draw:connector>
        <draw:connector draw:style-name="gr2" draw:text-style-name="P3" draw:layer="layout" draw:type="line" svg:x1="18.067cm" svg:y1="11.948cm" svg:x2="25.55cm" svg:y2="11.945cm" draw:start-shape="id16" draw:start-glue-point="3" draw:end-shape="id17" draw:end-glue-point="3" svg:d="m18067 11948 7483-3">
          <text:p text:style-name="P6"/>
        </draw:connector>
        <draw:connector draw:style-name="gr2" draw:text-style-name="P3" draw:layer="layout" draw:type="line" svg:x1="18.067cm" svg:y1="14.848cm" svg:x2="20.3cm" svg:y2="14.849cm" draw:start-shape="id18" draw:start-glue-point="3" draw:end-shape="id19" draw:end-glue-point="5" svg:d="m18067 14848 2233 1">
          <text:p text:style-name="P6"/>
        </draw:connector>
        <draw:custom-shape draw:style-name="gr8" draw:text-style-name="P3" draw:layer="layout" svg:width="0.75cm" svg:height="0.75cm" svg:x="3.6cm" svg:y="17.75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3.5cm" svg:height="1.25cm" svg:x="4.3cm" svg:y="17.6cm">
          <draw:text-box>
            <text:p text:style-name="P6"><text:span text:style-name="T4">Port</text:span></text:p>
          </draw:text-box>
        </draw:frame>
        <draw:frame draw:style-name="gr9" draw:text-style-name="P7" draw:layer="layout" svg:width="3.5cm" svg:height="1.25cm" svg:x="13.3cm" svg:y="17.6cm">
          <draw:text-box>
            <text:p text:style-name="P6"><text:span text:style-name="T4">Primitives</text:span></text:p>
          </draw:text-box>
        </draw:frame>
        <draw:line draw:style-name="gr10" draw:text-style-name="P3" draw:id="id33" draw:layer="layout" svg:x1="3cm" svg:y1="4.4cm" svg:x2="12.5cm" svg:y2="4.4cm">
          <text:p text:style-name="P6"/>
        </draw:line>
        <draw:line draw:style-name="gr11" draw:text-style-name="P3" draw:id="id21" draw:layer="layout" svg:x1="17.7cm" svg:y1="12.7cm" svg:x2="27.2cm" svg:y2="12.7cm">
          <text:p text:style-name="P6"/>
        </draw:line>
        <draw:connector draw:style-name="gr2" draw:text-style-name="P3" draw:layer="layout" draw:type="line" svg:x1="13.7cm" svg:y1="6.2cm" svg:x2="16.2cm" svg:y2="6.2cm" draw:start-shape="id20" draw:start-glue-point="3" draw:end-shape="id20" draw:end-glue-point="1" svg:d="m13700 6200h2500">
          <text:p text:style-name="P6"/>
        </draw:connector>
        <draw:connector draw:style-name="gr10" draw:text-style-name="P3" draw:layer="layout" draw:type="curve" svg:x1="16.2cm" svg:y1="6.2cm" svg:x2="17.7cm" svg:y2="12.7cm" draw:start-shape="id6" draw:start-glue-point="1" draw:end-shape="id21" draw:end-glue-point="3" svg:d="m16200 6200c787 0 38 6500 1500 6500">
          <text:p text:style-name="P6"/>
        </draw:connector>
        <draw:line draw:style-name="gr11" draw:text-style-name="P3" draw:id="id31" draw:layer="layout" svg:x1="14.5cm" svg:y1="4.5cm" svg:x2="27.2cm" svg:y2="4.6cm">
          <text:p text:style-name="P6"/>
        </draw:line>
        <draw:line draw:style-name="gr11" draw:text-style-name="P3" draw:id="id23" draw:layer="layout" svg:x1="18.308cm" svg:y1="13.4cm" svg:x2="27.201cm" svg:y2="13.4cm">
          <text:p text:style-name="P6"/>
        </draw:line>
        <draw:connector draw:style-name="gr12" draw:text-style-name="P3" draw:layer="layout" draw:type="curve" svg:x1="15.684cm" svg:y1="16cm" svg:x2="18.308cm" svg:y2="13.4cm" draw:start-shape="id22" draw:start-glue-point="1" draw:end-shape="id23" svg:d="m15684 16000c1780 0 469-2600 2624-2600">
          <text:p text:style-name="P6"/>
        </draw:connector>
        <draw:custom-shape draw:style-name="gr13" draw:text-style-name="P3" draw:id="id2" draw:layer="layout" svg:width="3cm" svg:height="0.5cm" svg:x="7.5cm" svg:y="3.5cm">
          <text:p text:style-name="P6"/>
          <draw:enhanced-geometry svg:viewBox="0 0 21600 21600" draw:mirror-horizontal="false" draw:mirror-vertical="false" draw:glue-points="10800 0 0 10800 10800 21600 21600 10800" draw:text-areas="?f3 ?f3 ?f4 ?f4" draw:type="hexagon" draw:modifiers="2582.327069172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3" draw:layer="layout" draw:type="line" svg:x1="10.5cm" svg:y1="3.749cm" svg:x2="11.249cm" svg:y2="3.749cm" draw:start-shape="id2" draw:start-glue-point="7" draw:end-shape="id7" draw:end-glue-point="2" svg:d="m10500 3749h749">
          <text:p text:style-name="P6"/>
        </draw:connector>
        <draw:custom-shape draw:style-name="gr14" draw:text-style-name="P8" draw:layer="layout" svg:width="1cm" svg:height="0.5cm" svg:x="8.6cm" svg:y="3.23cm">
          <text:p text:style-name="P1"><text:span text:style-name="T5">E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1cm" svg:height="0.5cm" svg:x="5.4cm" svg:y="3.47cm">
          <text:p text:style-name="P1"><text:span text:style-name="T5">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1cm" svg:height="0.5cm" svg:x="7.5cm" svg:y="6.38cm">
          <text:p text:style-name="P1"><text:span text:style-name="T5">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19.5cm" svg:y="3.48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22cm" svg:y="3.48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17.5cm" svg:y="11.7cm">
          <text:p text:style-name="P1"><text:span text:style-name="T5">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2.5cm" svg:height="0.9cm" svg:x="20.4cm" svg:y="6.2cm">
          <text:p text:style-name="P6"/>
          <draw:enhanced-geometry svg:viewBox="0 0 21600 21600" draw:mirror-horizontal="false" draw:mirror-vertical="false" draw:glue-points="10800 0 0 10800 10800 21600 21600 10800" draw:text-areas="?f3 ?f3 ?f4 ?f4" draw:type="hexagon" draw:modifiers="2582.327069172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3" draw:layer="layout" svg:width="1cm" svg:height="0.5cm" svg:x="21.2cm" svg:y="6.83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21.2cm" svg:y="5.93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17.5cm" svg:y="6.38cm">
          <text:p text:style-name="P1"><text:span text:style-name="T5">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id="id11" draw:layer="layout" svg:width="2.5cm" svg:height="1.6cm" svg:x="7cm" svg:y="14cm">
          <text:p text:style-name="P6"/>
          <draw:enhanced-geometry svg:viewBox="0 0 21600 21600" draw:mirror-horizontal="false" draw:mirror-vertical="false" draw:glue-points="10800 0 0 10800 10800 21600 21600 10800" draw:text-areas="?f3 ?f3 ?f4 ?f4" draw:type="hexagon" draw:modifiers="2582.327069172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3" draw:layer="layout" svg:width="1cm" svg:height="0.5cm" svg:x="7.8cm" svg:y="13.68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7.8cm" svg:y="14.58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10cm" svg:y="11.68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8.2cm" svg:y="11.68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6.3cm" svg:y="11.68cm">
          <text:p text:style-name="P1"><text:span text:style-name="T5">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id="id19" draw:layer="layout" svg:width="2.5cm" svg:height="0.5cm" svg:x="20.3cm" svg:y="14.6cm">
          <text:p text:style-name="P6"/>
          <draw:enhanced-geometry svg:viewBox="0 0 21600 21600" draw:mirror-horizontal="false" draw:mirror-vertical="false" draw:glue-points="10800 0 0 10800 10800 21600 21600 10800" draw:text-areas="?f3 ?f3 ?f4 ?f4" draw:type="hexagon" draw:modifiers="2582.32706917233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3" draw:layer="layout" draw:type="line" svg:x1="25.55cm" svg:y1="14.845cm" svg:x2="22.799cm" svg:y2="14.849cm" draw:start-shape="id24" draw:start-glue-point="3" draw:end-shape="id19" draw:end-glue-point="7" svg:d="m25550 14845-2751 4">
          <text:p text:style-name="P6"/>
        </draw:connector>
        <draw:custom-shape draw:style-name="gr14" draw:text-style-name="P3" draw:layer="layout" svg:width="1cm" svg:height="0.5cm" svg:x="21cm" svg:y="14.33cm">
          <text:p text:style-name="P1"><text:span text:style-name="T5">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3" draw:layer="layout" svg:width="1cm" svg:height="0.5cm" svg:x="12.2cm" svg:y="17.88cm">
          <text:p text:style-name="P6"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7" draw:layer="layout" svg:width="3.5cm" svg:height="1.25cm" svg:x="8.7cm" svg:y="17.6cm">
          <draw:text-box>
            <text:p text:style-name="P6"><text:span text:style-name="T4">Path</text:span></text:p>
          </draw:text-box>
        </draw:frame>
        <draw:line draw:style-name="gr16" draw:text-style-name="P3" draw:layer="layout" svg:x1="7cm" svg:y1="18.2cm" svg:x2="8.6cm" svg:y2="18.2cm">
          <text:p text:style-name="P6"/>
        </draw:line>
        <draw:frame draw:style-name="gr17" draw:text-style-name="P10" draw:layer="layout" svg:width="1.5cm" svg:height="1.75cm" svg:x="1.9cm" svg:y="5.2cm">
          <draw:text-box>
            <text:p text:style-name="P6"><text:span text:style-name="T6">B</text:span></text:p>
          </draw:text-box>
        </draw:frame>
        <draw:frame draw:style-name="gr17" draw:text-style-name="P10" draw:layer="layout" svg:width="1.5cm" svg:height="1.75cm" svg:x="1.9cm" svg:y="3.8cm">
          <draw:text-box>
            <text:p text:style-name="P6"><text:span text:style-name="T6">A</text:span></text:p>
          </draw:text-box>
        </draw:frame>
        <draw:frame draw:style-name="gr17" draw:text-style-name="P10" draw:layer="layout" svg:width="1.5cm" svg:height="1.75cm" svg:x="1.9cm" svg:y="15.2cm">
          <draw:text-box>
            <text:p text:style-name="P6"><text:span text:style-name="T6">D</text:span></text:p>
          </draw:text-box>
        </draw:frame>
        <draw:frame draw:style-name="gr17" draw:text-style-name="P10" draw:layer="layout" svg:width="1.5cm" svg:height="1.75cm" svg:x="27.1cm" svg:y="4cm">
          <draw:text-box>
            <text:p text:style-name="P6"><text:span text:style-name="T6">B</text:span></text:p>
          </draw:text-box>
        </draw:frame>
        <draw:frame draw:style-name="gr17" draw:text-style-name="P10" draw:layer="layout" svg:width="1.5cm" svg:height="1.75cm" svg:x="27.1cm" svg:y="11.9cm">
          <draw:text-box>
            <text:p text:style-name="P6"><text:span text:style-name="T6">A</text:span></text:p>
          </draw:text-box>
        </draw:frame>
        <draw:frame draw:style-name="gr17" draw:text-style-name="P10" draw:layer="layout" svg:width="1.5cm" svg:height="1.75cm" svg:x="27.1cm" svg:y="12.8cm">
          <draw:text-box>
            <text:p text:style-name="P6"><text:span text:style-name="T6">D</text:span></text:p>
          </draw:text-box>
        </draw:frame>
        <draw:custom-shape draw:style-name="gr14" draw:text-style-name="P3" draw:layer="layout" svg:width="1cm" svg:height="0.5cm" svg:x="5.4cm" svg:y="14.58cm">
          <text:p text:style-name="P1"><text:span text:style-name="T5">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17.4cm" svg:y="14.58cm">
          <text:p text:style-name="P1"><text:span text:style-name="T5">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0" draw:text-style-name="P3" draw:id="id34" draw:layer="layout" svg:x1="3.001cm" svg:y1="13.5cm" svg:x2="7.978cm" svg:y2="13.5cm">
          <text:p text:style-name="P6"/>
        </draw:line>
        <draw:line draw:style-name="gr11" draw:text-style-name="P3" draw:id="id25" draw:layer="layout" svg:x1="20cm" svg:y1="11.3cm" svg:x2="27.202cm" svg:y2="11.2cm">
          <text:p text:style-name="P6"/>
        </draw:line>
        <draw:connector draw:style-name="gr12" draw:text-style-name="P3" draw:layer="layout" draw:type="curve" svg:x1="20cm" svg:y1="11.25cm" svg:x2="16.2cm" svg:y2="15.5cm" draw:start-shape="id25" draw:start-glue-point="3" draw:end-shape="id26" draw:end-glue-point="1" svg:d="m20000 11250c-3037 0-1138 4250-3800 4250">
          <text:p text:style-name="P6"/>
        </draw:connector>
        <draw:frame draw:style-name="gr17" draw:text-style-name="P10" draw:layer="layout" svg:width="1.5cm" svg:height="1.75cm" svg:x="27.1cm" svg:y="10.6cm">
          <draw:text-box>
            <text:p text:style-name="P6"><text:span text:style-name="T6">C</text:span></text:p>
          </draw:text-box>
        </draw:frame>
        <draw:frame draw:style-name="gr17" draw:text-style-name="P10" draw:layer="layout" svg:width="1.5cm" svg:height="1.75cm" svg:x="1.9cm" svg:y="12.8cm">
          <draw:text-box>
            <text:p text:style-name="P6"><text:span text:style-name="T6">C</text:span></text:p>
          </draw:text-box>
        </draw:frame>
        <draw:frame draw:style-name="gr9" draw:text-style-name="P7" draw:layer="layout" svg:width="3.5cm" svg:height="1.25cm" svg:x="25.1cm" svg:y="17.6cm">
          <draw:text-box>
            <text:p text:style-name="P6"><text:span text:style-name="T4">Flow</text:span></text:p>
          </draw:text-box>
        </draw:frame>
        <draw:line draw:style-name="gr12" draw:text-style-name="P3" draw:layer="layout" svg:x1="23.4cm" svg:y1="18.2cm" svg:x2="25cm" svg:y2="18.2cm">
          <text:p text:style-name="P6"/>
        </draw:line>
        <draw:connector draw:style-name="gr2" draw:text-style-name="P3" draw:layer="layout" draw:type="line" svg:x1="13.7cm" svg:y1="12.6cm" svg:x2="16.2cm" svg:y2="12.6cm" draw:start-shape="id9" draw:start-glue-point="3" draw:end-shape="id18" draw:end-glue-point="2" svg:d="m13700 12600h2500">
          <text:p text:style-name="P6"/>
        </draw:connector>
        <draw:connector draw:style-name="gr2" draw:text-style-name="P3" draw:layer="layout" draw:type="line" svg:x1="13.7cm" svg:y1="4.6cm" svg:x2="16.2cm" svg:y2="4.6cm" draw:start-shape="id4" draw:start-glue-point="2" draw:end-shape="id12" draw:end-glue-point="3" svg:d="m13700 4600h2500">
          <text:p text:style-name="P6"/>
        </draw:connector>
        <draw:connector draw:style-name="gr2" draw:text-style-name="P3" draw:layer="layout" draw:type="line" svg:x1="13.7cm" svg:y1="14.2cm" svg:x2="16.2cm" svg:y2="14.2cm" draw:start-shape="id27" draw:start-glue-point="3" draw:end-shape="id14" draw:end-glue-point="2" svg:d="m13700 14200h2500">
          <text:p text:style-name="P6"/>
        </draw:connector>
        <draw:connector draw:style-name="gr2" draw:text-style-name="P3" draw:layer="layout" draw:type="line" svg:x1="13.7cm" svg:y1="15.9cm" svg:x2="16.2cm" svg:y2="15.9cm" draw:start-shape="id28" draw:start-glue-point="2" draw:end-shape="id16" draw:end-glue-point="2" svg:d="m13700 15900h2500">
          <text:p text:style-name="P6"/>
        </draw:connector>
        <draw:custom-shape draw:style-name="gr14" draw:text-style-name="P9" draw:layer="layout" svg:width="1cm" svg:height="0.5cm" svg:x="11.5cm" svg:y="4.2cm">
          <text:p text:style-name="P1"><text:span text:style-name="T5">Q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8" draw:text-style-name="P3" draw:id="id29" draw:layer="layout" draw:type="line" svg:x1="16.2cm" svg:y1="3.1cm" svg:x2="16.2cm" svg:y2="3.1cm" draw:start-shape="id5" svg:d="m16200 3100">
          <text:p text:style-name="P6"/>
        </draw:connector>
        <draw:connector draw:style-name="gr18" draw:text-style-name="P3" draw:id="id30" draw:layer="layout" draw:type="line" svg:x1="16.2cm" svg:y1="3.1cm" svg:x2="16.2cm" svg:y2="3.1cm" draw:start-shape="id29" draw:start-glue-point="0" svg:d="m16200 3100">
          <text:p text:style-name="P6"/>
        </draw:connector>
        <draw:connector draw:style-name="gr2" draw:text-style-name="P3" draw:layer="layout" draw:type="line" svg:x1="16.2cm" svg:y1="3.1cm" svg:x2="13.7cm" svg:y2="3.1cm" draw:start-shape="id30" draw:start-glue-point="0" draw:end-shape="id5" draw:end-glue-point="3" svg:d="m16200 3100h-2500">
          <text:p text:style-name="P6"/>
        </draw:connector>
        <draw:custom-shape draw:style-name="gr14" draw:text-style-name="P9" draw:layer="layout" svg:width="1cm" svg:height="0.5cm" svg:x="11.5cm" svg:y="3.3cm">
          <text:p text:style-name="P1"><text:span text:style-name="T5">Q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0" draw:text-style-name="P3" draw:id="id32" draw:layer="layout" svg:x1="3cm" svg:y1="5.9cm" svg:x2="12.5cm" svg:y2="5.9cm">
          <text:p text:style-name="P6"/>
        </draw:line>
        <draw:custom-shape draw:style-name="gr19" draw:text-style-name="P3" draw:layer="layout" svg:width="2cm" svg:height="0.75cm" svg:x="14.1cm" svg:y="5.9cm">
          <text:p text:style-name="P6"/>
          <draw:enhanced-geometry svg:viewBox="0 0 21600 21600" draw:type="rectangle" draw:enhanced-path="M 0 0 L 21600 0 21600 21600 0 21600 0 0 Z N"/>
        </draw:custom-shape>
        <draw:line draw:style-name="gr10" draw:text-style-name="P3" draw:id="id20" draw:layer="layout" svg:x1="13.7cm" svg:y1="6.2cm" svg:x2="16.2cm" svg:y2="6.2cm">
          <text:p text:style-name="P6"/>
        </draw:line>
        <draw:custom-shape draw:style-name="gr14" draw:text-style-name="P3" draw:layer="layout" svg:width="1cm" svg:height="0.6cm" svg:x="11.5cm" svg:y="14.1cm">
          <text:p text:style-name="P1"><text:span text:style-name="T5">Q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3" draw:layer="layout" svg:width="2cm" svg:height="0.75cm" svg:x="14.1cm" svg:y="15.5cm">
          <text:p text:style-name="P6"/>
          <draw:enhanced-geometry svg:viewBox="0 0 21600 21600" draw:type="rectangle" draw:enhanced-path="M 0 0 L 21600 0 21600 21600 0 21600 0 0 Z N"/>
        </draw:custom-shape>
        <draw:line draw:style-name="gr10" draw:text-style-name="P3" draw:id="id22" draw:layer="layout" svg:x1="3cm" svg:y1="16cm" svg:x2="15.684cm" svg:y2="16cm">
          <text:p text:style-name="P6"/>
        </draw:line>
        <draw:connector draw:style-name="gr12" draw:text-style-name="P3" draw:layer="layout" draw:type="curve" svg:x1="14.5cm" svg:y1="4.55cm" svg:x2="12.5cm" svg:y2="5.9cm" draw:start-shape="id31" draw:start-glue-point="3" draw:end-shape="id32" draw:end-glue-point="1" svg:d="m14500 4550c-1687 0-688 1350-2000 1350">
          <text:p text:style-name="P6"/>
        </draw:connector>
        <draw:connector draw:style-name="gr10" draw:text-style-name="P3" draw:layer="layout" draw:type="curve" svg:x1="12.5cm" svg:y1="4.4cm" svg:x2="13.7cm" svg:y2="6.2cm" draw:start-shape="id33" draw:start-glue-point="1" draw:end-shape="id6" draw:end-glue-point="3" svg:d="m12500 4400c1050 0 450 1800 1200 1800">
          <text:p text:style-name="P6"/>
        </draw:connector>
        <draw:line draw:style-name="gr10" draw:text-style-name="P3" draw:id="id26" draw:layer="layout" svg:x1="12.941cm" svg:y1="15.5cm" svg:x2="16.2cm" svg:y2="15.5cm">
          <text:p text:style-name="P6"/>
        </draw:line>
        <draw:connector draw:style-name="gr12" draw:text-style-name="P3" draw:layer="layout" draw:type="curve" svg:x1="7.978cm" svg:y1="13.5cm" svg:x2="12.941cm" svg:y2="15.5cm" draw:start-shape="id34" draw:end-shape="id26" draw:end-glue-point="3" svg:d="m7978 13500c3723 0 1242 2000 4963 2000">
          <text:p text:style-name="P6"/>
        </draw:connector>
        <draw:custom-shape draw:style-name="gr19" draw:text-style-name="P3" draw:layer="layout" svg:width="2cm" svg:height="0.75cm" svg:x="14.1cm" svg:y="13.8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0.75cm" svg:x="14.1cm" svg:y="2.7cm">
          <text:p text:style-name="P6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0.5cm" svg:x="6.7cm" svg:y="3.47cm">
          <text:p text:style-name="P1"><text:span text:style-name="T5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1cm" svg:height="0.5cm" svg:x="10.4cm" svg:y="3.47cm">
          <text:p text:style-name="P1"><text:span text:style-name="T5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6.6cm" svg:y="14.58cm">
          <text:p text:style-name="P1"><text:span text:style-name="T5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9.1cm" svg:y="14.58cm">
          <text:p text:style-name="P1"><text:span text:style-name="T5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19.6cm" svg:y="14.58cm">
          <text:p text:style-name="P1"><text:span text:style-name="T5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22.7cm" svg:y="14.58cm">
          <text:p text:style-name="P1"><text:span text:style-name="T5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19.6cm" svg:y="6.38cm">
          <text:p text:style-name="P1"><text:span text:style-name="T5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cm" svg:height="0.5cm" svg:x="22.8cm" svg:y="6.38cm">
          <text:p text:style-name="P1"><text:span text:style-name="T5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6" draw:layer="layout" svg:width="3.5cm" svg:height="1.25cm" svg:x="20cm" svg:y="17.55cm">
          <draw:text-box>
            <text:p text:style-name="P6">Queue</text:p>
          </draw:text-box>
        </draw:frame>
        <draw:custom-shape draw:style-name="gr19" draw:text-style-name="P3" draw:layer="layout" svg:width="2cm" svg:height="0.75cm" svg:x="18cm" svg:y="17.7cm">
          <text:p text:style-name="P6"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cm" svg:height="0.5cm" svg:x="11.5cm" svg:y="15.2cm">
          <text:p text:style-name="P1"><text:span text:style-name="T5">Q</text:span></text:p>
          <draw:enhanced-geometry svg:viewBox="0 0 21600 21600" draw:text-areas="0 0 21600 21600" draw:type="pentagon-right" draw:modifiers="12882.317682317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rge Finochietto</meta:initial-creator>
    <meta:creation-date>2010-10-29T15:06:09</meta:creation-date>
    <dc:creator>Jorge Finochietto</dc:creator>
    <dc:date>2010-11-10T12:33:58</dc:date>
    <meta:printed-by>Jorge Finochietto</meta:printed-by>
    <meta:print-date>2010-10-30T16:18:53</meta:print-date>
    <meta:editing-cycles>30</meta:editing-cycles>
    <meta:editing-duration>P8DT14H25M18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